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2.156cm" style:use-optimal-column-width="false"/>
    </style:style>
    <style:style style:name="co2" style:family="table-column">
      <style:table-column-properties style:column-width="3.495cm" style:use-optimal-column-width="false"/>
    </style:style>
    <style:style style:name="co3" style:family="table-column">
      <style:table-column-properties style:column-width="3.38cm" style:use-optimal-column-width="false"/>
    </style:style>
    <style:style style:name="co4" style:family="table-column">
      <style:table-column-properties style:column-width="4.376cm" style:use-optimal-column-width="false"/>
    </style:style>
    <style:style style:name="co5" style:family="table-column">
      <style:table-column-properties style:column-width="3.101cm" style:use-optimal-column-width="false"/>
    </style:style>
    <style:style style:name="ro1" style:family="table-row">
      <style:table-row-properties style:row-height="3.069cm"/>
    </style:style>
    <style:style style:name="ro2" style:family="table-row">
      <style:table-row-properties style:row-height="1.456cm"/>
    </style:style>
    <style:style style:name="ro3" style:family="table-row">
      <style:table-row-properties style:row-height="1.45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paragraph-properties fo:text-align="end" style:text-autospace="none"/>
    </style:style>
    <style:style style:name="ce3" style:family="table-cell">
      <style:graphic-properties style:repeat="repeat" draw:textarea-vertical-align="middle"/>
      <style:paragraph-properties style:text-autospace="none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507cm" svg:height="26.394cm" svg:x="0.075cm" svg:y="0.1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MPH Label</text:p>
              </table:table-cell>
              <table:table-cell>
                <text:p text:style-name="P1">Remove Sentence Boundary Tags</text:p>
              </table:table-cell>
              <table:table-cell>
                <text:p text:style-name="P1">Remove Unknown Word Tags</text:p>
              </table:table-cell>
              <table:table-cell>
                <text:p text:style-name="P1">Remove Punctuation</text:p>
              </table:table-cell>
              <table:table-cell>
                <text:p text:style-name="P1">Remove Capital Letters</text:p>
              </table:table-cell>
            </table:table-row>
            <table:table-row table:style-name="ro2" table:default-cell-style-name="ce3">
              <table:table-cell table:style-name="ce2">
                <text:p text:style-name="P2">0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2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3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4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5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6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7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8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9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0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1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2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3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4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3" table:default-cell-style-name="ce3">
              <table:table-cell table:style-name="ce2">
                <text:p text:style-name="P2">15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637cm" fo:page-height="26.5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2-02T09:14:09</meta:creation-date>
    <dc:date>2011-02-02T09:46:34</dc:date>
    <dc:creator>Jody Grady</dc:creator>
    <meta:editing-duration>PT00H05M17S</meta:editing-duration>
    <meta:editing-cycles>1</meta:editing-cycles>
    <meta:document-statistic meta:object-count="1"/>
    <meta:generator>OpenOffice.org/3.2$Linux OpenOffice.org_project/320m12$Build-9483</meta:generator>
  </office:meta>
</office:document-meta>
</file>